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a04c0" officeooo:paragraph-rsid="002a04c0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T1" style:family="text">
      <style:text-properties officeooo:rsid="002b7256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Toys.</text:h>
      <text:p text:style-name="P1"/>
      <text:section text:style-name="Sect1" text:name="Section1">
        <text:list xml:id="list617407923" text:style-name="L1">
          <text:list-item>
            <text:p text:style-name="P3"><text:s/>alphabet blocks.</text:p>
          </text:list-item>
          <text:list-item>
            <text:p text:style-name="P3">Ball.</text:p>
          </text:list-item>
          <text:list-item>
            <text:p text:style-name="P3">balloon.</text:p>
          </text:list-item>
          <text:list-item>
            <text:p text:style-name="P3">Bridge.</text:p>
          </text:list-item>
          <text:list-item>
            <text:p text:style-name="P3">bucket and shovel.</text:p>
          </text:list-item>
          <text:list-item>
            <text:p text:style-name="P3">bu<text:span text:style-name="T1">i</text:span>lding blocks.</text:p>
          </text:list-item>
          <text:list-item>
            <text:p text:style-name="P3">Carousel.</text:p>
          </text:list-item>
          <text:list-item>
            <text:p text:style-name="P3">Climber.</text:p>
          </text:list-item>
          <text:list-item>
            <text:p text:style-name="P3">Doll.</text:p>
          </text:list-item>
          <text:list-item>
            <text:p text:style-name="P3">hide and seek.</text:p>
          </text:list-item>
          <text:list-item>
            <text:p text:style-name="P3">Hopscotch.</text:p>
          </text:list-item>
          <text:list-item>
            <text:p text:style-name="P3">Kite.</text:p>
          </text:list-item>
          <text:list-item>
            <text:p text:style-name="P3">Ladder.</text:p>
          </text:list-item>
          <text:list-item>
            <text:p text:style-name="P3"><text:s/>Marbles.</text:p>
          </text:list-item>
          <text:list-item>
            <text:p text:style-name="P3">monkey bars.</text:p>
          </text:list-item>
          <text:list-item>
            <text:p text:style-name="P3">rocking horse.</text:p>
          </text:list-item>
          <text:list-item>
            <text:p text:style-name="P3"><text:s/>Sand box.</text:p>
          </text:list-item>
          <text:list-item>
            <text:p text:style-name="P3">See-saw.</text:p>
          </text:list-item>
          <text:list-item>
            <text:p text:style-name="P3">skip rope.</text:p>
          </text:list-item>
          <text:list-item>
            <text:p text:style-name="P3">skipping rope.</text:p>
          </text:list-item>
          <text:list-item>
            <text:p text:style-name="P3">Slide.</text:p>
          </text:list-item>
          <text:list-item>
            <text:p text:style-name="P3">spinning top.</text:p>
          </text:list-item>
          <text:list-item>
            <text:p text:style-name="P3"><text:s/>swing set.</text:p>
          </text:list-item>
          <text:list-item>
            <text:p text:style-name="P3">swing.</text:p>
          </text:list-item>
          <text:list-item>
            <text:p text:style-name="P3">teddy bear.</text:p>
          </text:list-item>
          <text:list-item>
            <text:p text:style-name="P3">toy bike.</text:p>
          </text:list-item>
          <text:list-item>
            <text:p text:style-name="P3">toy car.</text:p>
          </text:list-item>
          <text:list-item>
            <text:p text:style-name="P3">toy dinosaur.</text:p>
          </text:list-item>
          <text:list-item>
            <text:p text:style-name="P3">toy drum.</text:p>
          </text:list-item>
          <text:list-item>
            <text:p text:style-name="P3">toy duck.</text:p>
          </text:list-item>
          <text:list-item>
            <text:p text:style-name="P3">toy helicopter.</text:p>
          </text:list-item>
          <text:list-item>
            <text:p text:style-name="P3">toy plane.</text:p>
          </text:list-item>
          <text:list-item>
            <text:p text:style-name="P3">toy robot.</text:p>
          </text:list-item>
          <text:list-item>
            <text:p text:style-name="P3">toy rocket.</text:p>
          </text:list-item>
          <text:list-item>
            <text:p text:style-name="P3">toy soldier.</text:p>
          </text:list-item>
          <text:list-item>
            <text:p text:style-name="P3">toy train.</text:p>
          </text:list-item>
          <text:list-item>
            <text:p text:style-name="P3">toy truck.</text:p>
          </text:list-item>
          <text:list-item>
            <text:p text:style-name="P3">trampoline.</text:p>
          </text:list-item>
          <text:list-item>
            <text:p text:style-name="P3">tube slide.</text:p>
          </text:list-item>
          <text:list-item>
            <text:p text:style-name="P3">tug of war.</text:p>
          </text:list-item>
          <text:list-item>
            <text:p text:style-name="P3">tunnel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6T09:50:44.243000000</dc:date>
    <dc:creator>E G</dc:creator>
    <meta:editing-duration>PT2H5M28S</meta:editing-duration>
    <meta:editing-cycles>24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2" meta:word-count="112" meta:character-count="538" meta:non-whitespace-character-count="505"/>
    <meta:user-defined meta:name="DocumentEncoding">utf-8</meta:user-defined>
    <meta:user-defined meta:name="HTML" meta:value-type="boolean">true</meta:user-defined>
  </office:meta>
</office:document-meta>
</file>